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988" officeooo:paragraph-rsid="001bd9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Σέγκου Αλεξάνδρα – Τριανταφυλλιά </text:p>
      <text:p text:style-name="P1">Α.Μ.: 11152017003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4:10:51.975168679</meta:creation-date>
    <dc:date>2018-05-13T14:12:18.643834408</dc:date>
    <meta:editing-duration>PT1M28S</meta:editing-duration>
    <meta:editing-cycles>1</meta:editing-cycles>
    <meta:document-statistic meta:table-count="0" meta:image-count="0" meta:object-count="0" meta:page-count="1" meta:paragraph-count="2" meta:word-count="5" meta:character-count="52" meta:non-whitespace-character-count="47"/>
    <meta:generator>LibreOffice/5.1.6.2$Linux_X86_64 LibreOffice_project/10m0$Build-2</meta:generator>
  </office:meta>
</office:document-meta>
</file>